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7.3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431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style:font-name="Liberation Sans" fo:font-weight="normal" style:font-weight-asian="normal" style:font-weight-complex="normal"/>
    </style:style>
    <style:style style:name="ce13" style:family="table-cell" style:parent-style-name="Default" style:data-style-name="N4">
      <style:text-properties style:font-name="Liberation Sans" fo:font-weight="normal" style:font-weight-asian="normal" style:font-weight-complex="normal"/>
    </style:style>
    <style:style style:name="ce27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50f126"/>
    </style:style>
    <style:style style:name="ce14" style:family="table-cell" style:parent-style-name="Default">
      <style:text-properties style:font-name="Liberation Sans" fo:font-size="10pt" fo:language="none" fo:country="none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lace to to stay that has cheap price range 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 should be in a type of hotel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do you have a specific area you want to stay in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just need to make sure it's cheap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oh, and i need parking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found 1 cheap hotel for you that includes parking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like me to book it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. 6 people 3 nights starting on tuesday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I am sorry but I wasn't able to book that for you for Tuesday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Is there another day you would like to stay or perhaps a shorter stay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only 2 nights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Booking was successful.</text:p>
          </table:table-cell>
          <table:table-cell table:number-columns-repeated="9"/>
        </table:table-row>
        <table:table-row table:style-name="ro1">
          <table:table-cell table:style-name="ce30"/>
          <table:table-cell table:style-name="ce3"/>
          <table:table-cell table:style-name="ce5"/>
          <table:table-cell table:style-name="ce30"/>
          <table:table-cell table:style-name="ce30" office:value-type="string" calcext:value-type="string">
            <text:p>nReference number is : 7GAWK763. </text:p>
          </table:table-cell>
          <table:table-cell table:number-columns-repeated="9"/>
        </table:table-row>
        <table:table-row table:style-name="ro1">
          <table:table-cell table:style-name="ce30"/>
          <table:table-cell table:style-name="ce3"/>
          <table:table-cell table:style-name="ce5"/>
          <table:table-cell table:style-name="ce30"/>
          <table:table-cell table:style-name="ce30" office:value-type="string" calcext:value-type="string">
            <text:p>Anything else I can do for you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that will be all. Good bye.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our services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ello, I have been robbed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please help me get in touch with the police?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arkside Police Station is in Parkside, Cambridg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ir number is 01223358966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ything else I can do for you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please have the postcode as well?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for the Parkside Police Station is CB11JG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as Parkside the address of the police station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f not, can I have the address please?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, Parkside is the address.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will be all for now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. Thank you for contacting Cambridge Towninfo Centre.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ou were great. Goodbye.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e are happy to help. Have a good day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book a hotel in the east that has 4 stars. <text:s/>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can help you with that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is your price range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doesn't matter as long as it has free wifi and parking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f you'd like something cheap, I recommend the Allenbell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or something moderately priced, I would recommend the Warkworth House.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book the Wartworth for one night, 1 person?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ill you be staying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riday and Can you book it for me and get a reference number ?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ference number is : BMUKPTG6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help you with anything else today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to book a train that is leaving from Cambridge to Bishops Stortford on Friday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a number of trains leaving throughout the d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hat time would you like to travel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get there by 19:45 at the latest.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! The latest train you can take leaves at 17:29, and arrives by 18:07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for me to book that for you?,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pleas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 also need the travel time, departure time, and price.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Reference number is : UIFV8FAS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The price is 10.1 GBP and the trip will take about 38 minutes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<text:s text:c="2"/>May I be of any other assistance?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. Sorry, but suddenly my plans changed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change the Wartworth booking to Monday for 3 people and 4 nights?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I have made that change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and your reference number is YF86GE4J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very much, goodbye.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nice day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, I'm looking for a train that is going to cambridge and arriving there by 20:45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like that?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over 1,000 trains like that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ere will you be departing from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departing from birmingham new street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n you confirm your desired travel day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leave on wednesday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how a train leaving birmingham new street at 17:40 and arriving at 20:23 on Wednesd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 text:c="2"/>Will this work for you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will, ye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lease make a booking for 5 people please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booked your train tickets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your reference number is A9NHSO9Y.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s so much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would also need a place to s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am looking for something with 4 stars and has free wifi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the cambridge belfry? <text:s text:c="2"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t has all the attributes you requested and a great name!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aybe even a real belfry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great, could you make a booking for me please?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ould you like your booking for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it for Wednesday for 5 people and 5 nights, please.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Booking was successful. Reference number is : 5NAWGJDC.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, goodbye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oodbye. If you think of anything else you need don't hesitate to contact us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a taxi from Saint John's college to Pizza Hut Fen Ditton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time do you want to leave and what time do you want to arrive by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leave after 17:15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\nBooking completed!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your taxi will be blue honda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 text:c="2"/>Contact number is 07218068540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for all the help! I appreciate it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 today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am all set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Have a nice day. <text:s/>Bye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too! thank you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s robbed a few minutes ago and need assistance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lease contact the Parkside, Cambridge police station.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he address including postcode of the police station and also the phone number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f course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ir address is Parkside, Cambridge postcode CB11JG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And phone number is 01223358966.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That's all I needed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more than welcome!\n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, have a good day. Goodbye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very welcome. Goodbye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. I'm looking for a hotel in the east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internet is not needed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table:style-name="ce27" office:value-type="string" calcext:value-type="string">
            <text:p><text:s/>There are no hotels that do not have internet,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but 7 which do have it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Do you have a specific price range you'd prefer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, but it should have free parking, please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xpress by Holiday Inn Cambridge is in the area and has free parking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ore information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s that a guesthouse or a hotel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'd really prefer a guesthouse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's a hotel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re are 5 guesthouses in the area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Do you prefer cheap or moderate for the price range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price doesn't really matter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just need free parking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t doesn't really need to have internet though.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guesthouses that have free parking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hould I book one of them for you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none of them DON'T offer free wifi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f not, I'll need the address for one that does have wifi, pleas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ell me about your favorite.,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llenbell is a guesthouse on the east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addres sis 517a coldham lane post code cb13js.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. Can you help me with a train as well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'm looking to come in from Ely.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is your destination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do you have any preference for day, departure or arrival time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9" office:value-type="string" calcext:value-type="string">
            <text:p><text:s/>I want to go from cambridge to ely, no preference for time but I need to book for 8 people.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There are trains that run every two hours every day starting at 5:50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Do you know what day you'd like to travel?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'm looking for Wednesday , arrive by 11:30 for 8 people Please.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Booking was successful,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the total fee is 35.2 GBP payable at the station.</text:p>
          </table:table-cell>
          <table:table-cell office:value-type="string" calcext:value-type="string">
            <text:p>instruc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9" office:value-type="string" calcext:value-type="string">
            <text:p><text:s/>You reference number is 7ZCVR4Q3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Can I help you with anything else?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don't need anything else right now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Thank you for your assistance. <text:s/>Good Bye.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and enjoy your visit. Have a great day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take a train from Norwich, leaving after 21:15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ere would you like to go to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go to Ely please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I don't have any listings for trains leaving Norwich and arriving in Ely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Would you like to try a different departure station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30" office:value-type="string" calcext:value-type="string">
            <text:p><text:s/>I meant Cambridge please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9" office:value-type="string" calcext:value-type="string">
            <text:p>I also need the travel time, departure time, and price.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Ok I will book that for you and get you a confirmation number, </text:p>
          </table:table-cell>
          <table:table-cell office:value-type="string" calcext:value-type="string">
            <text:p>offer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need anything booked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just need to get the arrival time, travel time and price of a train from norwich to cambridge leaving after 21:15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trains arriving at 22:35, 23:35 and 24:35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y are 17.60 pounds and 79 minutes each.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, thanks! I'm also looking for a 4 star hotel in the north.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Can you please help with that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several that meet your criteria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 price range you are interested in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keep it in the moderate range, please.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ee 7 option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y are all guesthouse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preferences for internet and parking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 not have a preference on those things.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hall I try to start and book you into one?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it and provide the reference number.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many nights will you be staying?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the hotel for 4 people and 2 nights. <text:s/>Thank you.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will you be arriving?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same day..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nday please.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I apologize, some of our new workers have phobias of the booking system,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I booked you at Acorn guest house,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the reference number is 04CSEO7Q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any other questions?, 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for today. <text:s/>Thanks for your help!, 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happy to help, and I hope you enjoy your stay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planning a trip to town and want to sight see a bit. Can you let me know some attractions I may be interested in?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79 attractions in the city. Do you have a specific type of attraction or specific area of the attraction that you are interested in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something in the centre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Great! How about All Saints Church? </text:p>
          </table:table-cell>
          <table:table-cell office:value-type="string" calcext:value-type="string">
            <text:p>price slot – architecture</text:p>
          </table:table-cell>
          <table:table-cell office:value-type="string" calcext:value-type="string">
            <text:p>free entran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It has fantastic architecture and free entrance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Would you like more information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get the address for it?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 would also like an expensive place to eat around it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Jesus Lan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type of food would you like to eat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in the mood for Caribbean food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Unfortunately, there are no expensive caribbean restaurants in that area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Would you like me to check a different type of cuisine, or another area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 also love turkish food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something in the center that's expensive?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Also, what type of attraction is All Saints Church?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Meze Bar Restaurant is an expensive Turkish restaurant in the city centr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All Saints Church is an architecture attraction.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have the phone number, address and postcode for the restaurant please?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I don't have a phone number available,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but the address is 196 Mill Road City Centr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, postal code cb13nf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Anything else I can do for you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 that's all that I needed to know, thank you!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, feel free to contact us about anything else you need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ve been injured and need to find a hospital nearby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The Addenbrookes Hospital is located at Hills Rd., Cambridge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Are you looking for a specific department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just need the general phone number, please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01223245151, is the number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need anything else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will do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Feel better soon! Have a better night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take a train out of Cambridge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 will be leaving town on Wednesday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trains out of Cambridge on Wednesda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a departure time in mind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9" office:value-type="string" calcext:value-type="string">
            <text:p><text:s/>I'd like to go to peterborough and leave after 12:45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9" office:value-type="string" calcext:value-type="string">
            <text:p><text:s/>I have to attend a meeting beforehand.,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1879 leaves at 13:06 on Wednesd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ill that work for you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price of the fair and could you tell me what is the arrival time into Peterborough?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rice is 16.50 pounds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the train will arrive in Peterborough by 13:56 Wednesd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e to book a ticket for you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one ticket please, can I also get the reference number?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booked you one seat on TR1879 departing Cambridge for Peterborough on Wednesday at 13:06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ference: xu1qlhvw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help further today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also looking for a museum in centre.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uld you give me the address, postcode and phone number of one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Broughton House Gallery is located at 98 King Street, postcode cb11l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ir phone number is 01223314960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you need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right now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anks, you have been very helpful!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, I hope you enjoy your time in Cambridge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s hoping to see local places while in cambridg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ome entertainment would be great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got 5 options. which side is okay for you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t doesn't matter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have the address of a good one?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funky fun house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y are located at 8 mercers row,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mercers row industrial estate.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also get the phone number and postcode?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. The phone number is 01223304705, and the postcode is cb58h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assist you with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 need a restuarant. <text:s/>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 want something on the south side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xpensive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er are man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kind of food would you like 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ndian food is my favorite!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's the address for the best one?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Unfortunately, there aren't any Indian restaurants in the south side of town,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would you like me to look in other areas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check one more time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staurant in the south part of town, expensive, that serves Indian food?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I'm sorry there doesn't seem to be any expensive Indian restaurants to the south.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check again for a 3rd time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 really want to eat Indian food.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Please stop asking to check for the same thing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I have said there is none in the south try a different area.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Do you have any Indian restaurants in the south in a different price range?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Hi this is the supervisor. <text:s text:c="2"/></text:p>
          </table:table-cell>
          <table:table-cell office:value-type="string" calcext:value-type="string">
            <text:p>gre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I apologize for the attitude of our staff.</text:p>
          </table:table-cell>
          <table:table-cell office:value-type="string" calcext:value-type="string">
            <text:p>gree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We do have taj tandoori, and expensive Indian restaurant in the South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Would you like me to book?, </text:p>
          </table:table-cell>
          <table:table-cell office:value-type="string" calcext:value-type="string">
            <text:p>offer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May I have the address?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64 Cherry Hinton Road Cherry Hinton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 today?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, thanks so much for all of your help! Have a great day!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 , 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lso, thanks for the apolog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don't need anything else at this time., 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ave a great day. good bye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information about the City Centre North B and B hotel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help me with that?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! City Centre North B and B is an inexpensively-priced guesthouse in the north of town at 328A Histon Road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ould you like to book a room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can I book it for 6 people starting on Saturday for 4 nights please?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table:style-name="ce27" office:value-type="string" calcext:value-type="string">
            <text:p><text:s/>They weren't able to accommodate those parameters.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Would you like to try a shorter stay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ure. <text:s/>Let's try 2 nights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anks. I'll need a reference number, too, please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The booking for City Centre North B&amp;B has been made, 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0" office:value-type="string" calcext:value-type="string">
            <text:p>your reference number is 0FAFY5PP.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! I also need a train from bishops stortford to cambridge, please.,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can find one for you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tell me what day you would like to travel, please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arrive by 14:45 and should be on the same day as the hotel booking.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, I recommend train TR5108. <text:s text:c="2"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t departs at 13:29 and will get you there by 14:07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e to book it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book that train for me now.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! How many tickets would you like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6 tickets for the same day.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Booking was successful,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the total fee is 48.48 GBP payable at the station .</text:p>
          </table:table-cell>
          <table:table-cell office:value-type="string" calcext:value-type="string">
            <text:p>instruc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Reference number is : GSTIN0L6.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today, thank you.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! Lovely day to you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place to stay in the north please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3 places to stay in the north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any other criteria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want to have to pay for parking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5 different gueshouses listed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For what day and for how many please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or 3 people starting on Wednesday and staying 2 nights.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1 hotels available actuall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narrow it to a specific price range or star rating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Just a guesthouse in the north with free parking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'll need a reference number then too please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get you in at Archway House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WUMUZ0JX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I help you with anything else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today. Thanks! Bye!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our system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 I am looking for a train to arrive in Cambridge by 08:15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where will you be departing from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ll be leaving from Bishops Stortford on Monday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look like the TR0532 is what you are looking for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eparting Bishops Stortford at 7:29 and arriving in Cambridge at 8:07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book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price for that trip?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fare is 10.10 GBP per ticket.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make a booking for 2 people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nd can you find me a place to stay in the north?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booked your tickets for the 7:29 train from Bishops Stortford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ference ZHT6R80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give me more information about the type of hotel you'd like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cheap hotel with free parking.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0 total hotels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a preference for area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prefer the hotel be in the north part of town.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ity centre north b and b and Worth house are both guesthouses and located in the north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e to book one for you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need to book today, thanks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get me the postcode of one of them?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Oh, and please make sure the one you choose has internet!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for Worth House is cb41da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yes, it has internet!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ill go ahead an book at the Worth House.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, great. will it be the same two people as on the train and starting on Monday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or do you have different needs for lodging?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pe, same people.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d be happy to book that for you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day will you be arriving on, and for how many nights?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1 person 5 nights please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ould you clarify if you need the reservation for 1 or 2 people please?, 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reservations for 2., 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Okay let me see if I can book that for you., </text:p>
          </table:table-cell>
          <table:table-cell office:value-type="string" calcext:value-type="string">
            <text:p>offer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ctually, I'm all set. Thank you! Bye!, 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 you sure you will not require a booking?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college type attraction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18 colleges I have found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prefer one in town centre or in the west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o visit on in town centre please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Sure, we have thirteen options,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10 of which are free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May I suggest king's college, or hughes hall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may I have their postcode, entrance fee, and phone number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e post code to king's college is cb21st, the entrance fee is free, and phone number 01223331100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find an Indian restaurant for me that is also in the town centre?,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mbridge has 9 options for Indian food in the centre,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do you have a specific price range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get the postcode, price range, and phone number of one?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first result is Curry Garden, postcode is cb21dp, price range is expensive, phone number is 01223302330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e to reserve a table for you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nk you, I'll just give them a call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at's all I needed for now.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choosing Cambridge TownInfo Centre. Have a wonderful day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, can you give me some information on places to stay for my upcoming trip?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we have many fine guest houses and hotels in Cambridg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specific you were looking for, to help narrow it down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2 star hotel with free wifi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s for that informatio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area are you looking to stay in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table:style-name="ce30" office:value-type="string" calcext:value-type="string">
            <text:p><text:s/>The area doesn't matter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9" office:value-type="string" calcext:value-type="string">
            <text:p>I would like an expensive hotel if you can find one.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xpress by holiday inn cambridge is located in the east and meet your criteria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hall I book you a room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table:style-name="ce30" office:value-type="string" calcext:value-type="string">
            <text:p><text:s/>Yes, please book me a room for friday.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For how many people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it for 2 people please.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And how many nights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5 nights pleas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I would need the reference number also.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oom at the Express by Holiday Inn Cambridge is all set up for Frid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The reference is 7F6ZIHSZ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 today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! I am also looking for a place to go in town.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I'm thinking a college in the centre.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hrist's College is located in the centre at saint andrew's street.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please get their phone number and postcode?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ir phone number is 01223334900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postcode is cb23bu.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9" office:value-type="string" calcext:value-type="string">
            <text:p><text:s/>Thanks! I'm going to hanging out at the college late tonight,</text:p>
          </table:table-cell>
          <table:table-cell office:value-type="string" calcext:value-type="string">
            <text:p>inform</text:p>
          </table:table-cell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could you get me a taxi back to the hotel at 2:45?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Okay I've got a white Honda booked for you to pick you up at 2:45 and take you back to your hotel,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their number is 07078899267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That is all I need.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ope you enjoy your time in Cambridge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articular restaurant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 is called pizza hut city centre.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's a cheap italian place in the centre at Regent Street City Centre cb21ab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phone number is 01223323737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ould you like more info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like just the place!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book me a table for 2 at 19:45 on Thursday?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all set. I've got a table for 2 at 19:45 this Thursda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F3K2PQZZ.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 sounds good. Thank you!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assist you with today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is all. Thank you for your help!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great day.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so hungry - can you find me a place to eat in the city centre?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happy to help! There are a great deal of restaurants there. What type of food did you have in mind?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 not not care, it just needs to be expensive.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fitzbillies restaurant serves british food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9" office:value-type="string" calcext:value-type="string">
            <text:p>would that be okay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may I have the address?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ey're located at 51 Trumpington Street City Centre. Can I help you with anything else today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can you help me find a train that can take me from Cambridge to Norwich?,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. Can you tell me what day you would like to travel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table:style-name="ce29" office:value-type="string" calcext:value-type="string">
            <text:p><text:s/>the train should arrive by 13:45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table:style-name="ce29" office:value-type="string" calcext:value-type="string">
            <text:p>and book for 6 people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0" office:value-type="string" calcext:value-type="string">
            <text:p>and give me the reference number please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d be happy to, but can you tell me which day you'd like to travel on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leave on thursday.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one closest to your desired arrive by time will arrive at 12:55 and depart at 11:36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ould you like me to book this for you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uld I have the reference number as well?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book you 6 tickets for that train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<text:s/>PSQ9JOOI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with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do not think so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ank you for your help.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 great, have a good day!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find me an expensive place to dine on the South side of town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table:style-name="ce29" office:value-type="string" calcext:value-type="string">
            <text:p><text:s/>Sure, we have Chinese, Indian, Italian or Mexican that you could choose from.,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chinese.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how about the good luck chinese food takeaway?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ll that work for you?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that sounds good!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ook a table for 3 at 13:45 please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ll be happy to help you with that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day would you like the reservation for?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to make it for Wednesda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include the reference number?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eservation is all set for Wednesda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68X7U9IG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?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hotel in the same price range as the restaurant that has free parking and free wifi for the same group for 3 nights starting from the same day., </text:p>
          </table:table-cell>
          <table:table-cell/>
          <table:table-cell office:value-type="string" calcext:value-type="string">
            <text:p>cambio task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 and for how many days ?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1 nights.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results matching your requirement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area of town would you like?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area does not matter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Just the criteria I stated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 will be starting Wednesday.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30" office:value-type="string" calcext:value-type="string">
            <text:p><text:s/>How about the University Arms Hotel? <text:s/>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It has free parking and wifi,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29" office:value-type="string" calcext:value-type="string">
            <text:p>And it's a 4 star rated hotel.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f you can book it for my group,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need it for 3 nights starting on Wednesday.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 I will book it for you and get a reference number ?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ere's the closest hospital with a paediatric intensive care unit? <text:s/>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table:style-name="ce14" office:value-type="string" calcext:value-type="string">
            <text:p><text:s/>Addenbrookes Hospital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table:style-name="ce15" office:value-type="string" calcext:value-type="string">
            <text:p>The contact number for the paediatric intensive care unit is 01223217715. 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get the postcode as well?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looks like the Post Code is CB20QQ.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 for now. thank you very much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welcome! Have a great day! <text:s/>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place to stay in the north part of town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about arbury lodge guesthouse?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oderate price range, 4 stars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Free parking and wifi. 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like a great place to stay. Thank you for your help!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s there anything else I can help you with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ah, could you book me a room for 2 people for 4 nights starting Tuesday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eference number is 91WNH1R1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or the arbury lodge guesthouse, starting tuesday for 2 nights, and 4 guests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assist with anything else?\n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also looking to visit a museum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 would need to be in the west. <text:s/>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There are 7 museums in the west. Some have entrance fees and others do not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o you have a preference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have no preference, I just need to know how much the entrance fee is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ambridge and County folk museum has an entrance fee of 3.50 pound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All the other museums are free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all I needed for today! Thanks a bunch! Bye!!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oodbye, have a great day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train schedule after 15:15, going to Cambridge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several trains available for you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ere are you departing from and what day would you prefer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'm leaving from broxbourne to leave on saturday after 15:15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s there a time you would prefer to arrive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, but I would like the booking made for two people.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, <text:s/>.\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 total fee is 35.79 GBP payable at the station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ference number is : N5FLMFK9. Anything else you need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are there any italian restaurants in the center of town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 I have pizza hut city centre located at regent street city centr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make a table reservation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please. Can you book it for Saturday at 19:45 for 2 and get me a reference number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I'm sorry, they didn't have that time availabl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try a different time or a different day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can you try for 18:45 instead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 thing! Your reference number is D1CJSO6Z.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for your help!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Did you need any further assistance today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is all, thanks again.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m glad we could help. Have a nice day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seeking a restaurant that serves British food in the centre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about 7 different options for you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a certain price range in mind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a moderately priced one.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4 restaurants that match that criteria which are Restaurant One Seven, The Oak Bistro, The Copper Kettle, and Cotto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ich one would you be interested in? <text:s/>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the oak bistro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reat choice. <text:s text:c="2"/>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It is at 6 Lensfield Road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ould you like a reservation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table for 2 at 13:30 on Friday. <text:s/>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If not available then Tuesday.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eed reference number as well.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made the booking for Friday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0Z3UX3DM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need anything else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also like a nightclub to go to in the same area as the restaurant. <text:s/>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5 nighclubs in the centr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ore information on them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can I get the phone number of one you'd recommend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allare's phone number is 01223364222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get you anything else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we are all set, thanks for making this trip easier. <text:s text:c="2"/>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was my pleasure to be of service. Goodbye. <text:s/>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eat australian food in a place that is expensive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Unfortunately, I am not able to find any Australian cuisine in Cambridge?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Can I look up another type of restaurant for you? , </text:p>
          </table:table-cell>
          <table:table-cell office:value-type="string" calcext:value-type="string">
            <text:p>offe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re you sure there are no restaurants that serve Australian food in the north that has an expensive price range?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No, I apologize there are no Australian restaurants in Cambridg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try another type of cuisine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mm, I'll try asian oriental instead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aigon city is one of the best places in tow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hall I book it for you 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 book it for me.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day and time should I make the reservation for? How many people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Let's make it for six people at 15:00 on saturday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The reference number is 30D245LZ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Anything else I can do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! Now I need some suggestions on places to go in that same area of town.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ould you like to go to milton country park? <text:s/>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y are located in the north and the entrance fee is free. ,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ure. <text:s/>What is their postcode and phone number?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is cb46az. The phone number is 01223420060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help you with anything else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all thank you very much for all your help.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very welcome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thank you for using our system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help me find some Thai food to eat tonight?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area of town would you prefer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care where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just as long as it's expensive!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Understood. You have a choice between Sala Thong and Bangkok City.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ala Thong sounds good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Please make a booking for 2 at 11:45 on Monday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 table will be reserved for 15 minutes.\nReference number is : RARTE3OH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help you with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ah i need a train too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ere will you be leaving from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'll need to arrive by 11:00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nd it should be going to london liverpool street. <text:s/>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21 trains availabl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narrow it down by departure site, day, or departure time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Let's pick something arriving between 11:00 and 10:30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 needs to depart from cambridge and leave on tuesday. <text:s/>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ain TR4259 arrives in London Liverpool Street at 9:27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It's the closest arrival time to 11:00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ow many tickets would you like to book? <text:s/>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ould like 2 tickets please. <text:s/>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reservation for 2 on the TR4259 train was successful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total fee is 33.2 GBP payable at the statio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: FNRSFZWB <text:s/>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so much. The restaurant and train are all I need for now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Have a great day. Goodbye.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! Have a great day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place to stay that has a star of 4 and free parking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 have located the Acorn Guest house in the North Area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t has a 4 star rating and free parking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ould you like to to book a room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sorr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'm looking for a hotel in the centre, not north.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a guest house that is in the cheap price range and a hotel in the expensiv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book at one of them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is the address and price range <text:s/>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University Arms Hotel is in the centre and is in the expensive price rang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e to book a room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but I do need the address and postcode.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ertainly, the address is regent street and the can be reached at 01223351241,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I assist with anything else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also looking for a college in the same area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13 colleges in that area. <text:s text:c="2"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prefer one with an entrance fee or without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one with free entranc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ay I have their address and postcode, please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owning College is a real sleeper and they have no entrance fee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heir address is on Regent Street, postcode cb21dq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Need any other help today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t will be everything, thank you!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wonderful day. Good bye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help me find a restaurant? I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ant to find a place in the centre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! There are plenty of restaurants in the centre to choose from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type of food do you prefer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to find a vegetarian restaurant, if possible. <text:s/>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I'm afraid there's none of those in the centr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try and different area of town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at about a restaurant that serves asian oriental food in the centre instead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a few options in the centre ranging from cheap to expensiv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a price range you would prefer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not reall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hy don't you pick one a reserve a table for 4 at 19:15 on wednesday please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booking was successful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SB1NTSYB. I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 there anything else I can do for you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ll need a ride ther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arrange a taxi for me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ere will you be departing from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Departing from the hotel and arriving at the restaurant by 19:15. 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First we need to book you a hotel or guesthouse.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o you have any preferences for location or price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kirkwood house-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 don't need a booking, just the postcode.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is cb41da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How else may I help you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w I need a taxi.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booked a taxi from kirkwood house to the dojo noodle bar for you. <text:s/>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A white honda will pick you up. The contact number is 07516276037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?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ill the taxi arrive to the restaurant by the booked time? 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, it will arrive by 19:15 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will be okay for now thanks 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! I hope you have a wonderful trip! , 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. I appreciated your assistance. , 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And thank you for texting the cambridge towninfo centre. Take care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lease find a restaurant called Nusha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don't seem to be finding anything called Nusha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type of food does the restaurant serve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 am not sure of the type of food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ut could you please check again and see if you can find it? Thank you.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ould you double check that you've spelled the name correctly?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 closest I can find is Nandos. ,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t's not a restaurant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's an attraction. Nusha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h its okay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at is an entertainment type located in the south at unit g6, cambridge leisure park, clifton road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o you need their phone number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but please confirm their address again and their postcode. <text:s/>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ir address is Unit g6, Cambridge Leisure Park, Clifton road. The postcode is CB17D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ir anything else I can do for you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Indian food in the center area. <text:s/>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nine Indian restaurants in centre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price range do you want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expensive Indian food.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affron brasserie is an expensive restaurant that serves italian food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get the address for saffron brasserie?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Hills Road City Centre\t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clarify that it was Indian food and not Italian food please?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, saffron brasserie is Indian food.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that is all the information I need at the moment. <text:s/>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ope i have been of help 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ou have. Thank you. Goodbye. 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am glad to help. Enjoy your stay 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want to find a moderately priced restaurant. <text:s/>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many options available for you!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 certain area or cuisine that interests you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I would like the restaurant to be located in the center of the attractions. <text:s/>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21 restaurants available in the centre of tow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How about a specific type of cuisine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o know the food type and postcode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it should also have mutliple sports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I am sorry I do not understand what you just said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Please repeat in a way that makes sense. <text:s/>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et me the food type and the post code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My favorite it The Copper Kettle at 4 Kings Parade City Centre CB21SJ. <text:s/>It serves British food. <text:s text:c="2"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es that interest you? ,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bsolutely! Thank you!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 also need information on the attractions that have multiple sports in town,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n the same area as the restaurant please. <text:s/>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The only multiple sports attraction is located in the east of town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ould you like more information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want to be in the centre of tow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about architecture attractions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All Saints Church is an architectural attraction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It is in the Centre of town and entrance is free! 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I get their phone number and address please?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ir phone number is 01223452587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I can assist you with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h, what type of architecture is it?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it is architecture typ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ything else?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Just the address please 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is located in Jesus lane 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s there an entrance fee? 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entrance fee is fre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ything else i can do for you today? <text:s/>, 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will be all. Thank you! , 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and have a great day. Goodbye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train departing from london liverpool please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ll be glad to help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 would like to from london liverpool street to what destination, please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mbridge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I'd like to leave after 10:00 on Friday.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seven trains, could you tell me when you would like to arrive by 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Just any time after 10:00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get the train ID of one of them please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R7943 leaves at 11:39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very much! That is all I need for today.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ave a great day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some attractions in the centre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hat type of attraction are you looking for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Parks for kids or a water slide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is Parkside pools in the Centr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 today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the entrance fee, phone number, and postcode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the phone number is 01223446100 and the post code is cb11ly,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and my records do not show what the entrance fee is. <text:s/>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, can you also help me find a restaurant that is in the same area as the Parkside pools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e have several food options in city centr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tell me a bit more about the type of restaurant you enjoy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open to all types of food as long as it's in the <text:s/>moderate price range. <text:s/>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found several restaurants that are located in the Centre with a moderate price range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May I recommend a British restaurant called the Oak Bistro? ,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great. Can you book that for Tuesday at 12:00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many people will be in your party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re are 6 people <text:s/>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table will be reserved for 15 minutes.\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Reference number is : EJAOP5QE.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s for your help!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 are quite welcome. Is there anything else I can assist with today?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t will be all. Thanks! 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ope you enjoy your time in Cambridge. Goodbye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particular hotel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s name is called autumn house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 have the Autumn House. <text:s/>It is at 710 Newmarket Road. <text:s/>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ould you like the phone number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nks. Would you book the Autumn House for me starting on Monday, please.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How many people would be staying and how many days will you be staying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's for 8 people and it's for 2 nights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I'm sorry, your booking was unsuccessful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Would you like to book another day or a shorter stay? ,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you try Wednesday, instead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.\nReference number is : 3H0WHD4Z.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goodbye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Thank you for calling and goodbye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here are some places in town around Cambridge College?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Please specify the type of attraction you're interested in.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A college type of attraction. <text:s text:c="2"/>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found several college type attractions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prefer a certain area of town? <text:s text:c="2"/>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have a preferenc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suggest something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ure can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rpus Christi is one of the most popular ones.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great! May I have the address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lso, what part of town is it located in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address is King's Parade and it is in the Centre of tow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you need to know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also looking for a particular restaurant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Have you heard of Thanh Binh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es I hav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t's a great inexpensive restaurant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ould you like their information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ould I actually just book a table for 7 there? <text:s/>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 thing. I will work on getting this booked for you.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to dine at 13:30 on Sunday please. <text:s/>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Reservations for 7 at the Thanh Binh has been made for Sunday at 13:30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he address is 17 Magdalene Street City Centre postcode is CB30af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i! I am looking for a train that arrives by 11:30 on Friday. <text:s/>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have 122 trains that are arriving by 11:30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know where the train is coming from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e train should depart from Bishops Stortfor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and should go to Cambridge.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TR2083 leaves Bishops Stortford at 09:29 on Friday and arrives in Cambridge at 10:07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Would you like to purchase tickets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Yes please. <text:s/>I will need 5 seats.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, your booking is complete! <text:s/>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 total is 50.5 GBP and is payable at the station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our confirmation number is RGOWFL51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Great. <text:s/>I am also looking for suggestions on places to go in the centre of town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help me with that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show 44 attractions in <text:s/>the centre area. <text:s text:c="2"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 specific type you would prefer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Do you have any multiple sports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There are no attractions matching that description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me to search for parks in the area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Do you have any architecture attractions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Yes many. All Saints Church is a famous one with no entrance fee. ,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ounds great, plus it's fre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book that for 5 please?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Attractions are one thing we can't book for you, unfortunatel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you need today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please give me the phone number and post code for All Saints Church then?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All Saints Church phone is 01223452587. Their postcode is cb58b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 today?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t should be all I need. <text:s/>Thanks for your help. 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great time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ello, I am looking for a hotel in the south that is moderately priced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I can't find any hotels,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but I did find a guesthouse called aylesbray lodge guest house with that criteria. , 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prefer a hotel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t should have a 4 star rating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you check again, please?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Unfortunately all we have is the aylesbray lodge guest house\t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do you have any hotels with a 3 star rating instead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's one with 3 stars -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Bridge Guest House. It's in the south and is moderately priced, and they have free wifi and parking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ould you like to book a room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guess that's fine, book it for 6 people for 2 nights,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We'll be there on thursday. 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 was able to book your party of 6 into Bridge Guest House for 2 nights starting Thursday!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ference: GAAQJAQQ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help more today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I'm also looking for info on Wandlebury Country Park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andlebury Country Park is located at wandlebury ring, gog magog hills, babraham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 other information you need today? <text:s/>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give me their phone number please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hone number for Wandlebury Country Park is 01223243830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any further assistance today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thanks. i want to leave the hotel by 24:45. 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Do you mean that you want to book a taxi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f so, what will your destination be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Yes I do. I want to leave the hotel by 24:45 to go to the park. <text:s/>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r taxi will be available and has been booked.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Wonderful. <text:s/>Can you provide me with the contact number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Also, what kind of car is it? 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f course, sorry about that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ook for a red Lexus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The contact number is 07951076280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be of further assistance today? , 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pe, that's it. Thanks! <text:s/>, 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Very please to have been of assistance today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hotel to stay at in the centre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look this up for me?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three hotels in the center of town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prefer something moderate or expensive? <text:s/>,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t in terms of that, but do they have free parking and have a 3 star rating? 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Gonville hotel has 3 stars and parking, and the University Arms hotel has 4 stars and parking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y are both expensive.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Would you like more details? <text:s/>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I'd like to book a room at the Gonville Hotel for 4 nights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There will be 6 people and we will be arriving on Saturday. <text:s/>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I'm sorry, there are no rooms available for that length of stay. <text:s text:c="2"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uld you shorten your stay or book a different day possibly? ,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what about 2 nights instead of 4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, that worked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 have booked 2 nights and your reference number is RU89U6V8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I be of further help today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that looks like everything. <text:s/>Thanks. <text:s/>Bye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Enjoy your stay!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Can you please help me find a place to go?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've found 79 places for you to go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have any specific ideas in mind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d like a sports place in the centre please. <text:s/>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no results matching your quer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try a different area or type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, are there any cinemas in the centre?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e have vue cinema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 that will work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please tell me their phone number, postcode and the entrance fee? <text:s/>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Vue can be reached at 08712240240, the postcode is CB11PS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<text:s/>I do not have entrance fee information, I'm sorry.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No worries, I'll give them a call and find out.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hanks so much for all your help, goodbye. <text:s/>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Good Bye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need a restaurant to dine at in Cambridge on my upcoming trip.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lots to choose from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type of cuisine are you looking for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care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It needs to be on the south side and moderately priced. <text:s/>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2 options, pizza hut cherry hinton which serves italian 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d restaurant alimentum which serves modern european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Can I book you for those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pleas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 also need a hotel with at least 3 stars and free parking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There is no hotel in south side,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o you want me to try different area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a Guesthouse in South side instead? 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I'm sorry, there is no guest house that meets those criteria, either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uld you like to try a different rating, or a different area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Sure, what about in the city centre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I am not finding a guesthouse that meets your criteria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ght a hotel work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s there not one in the same area as the restaurant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There are 2, the Alexander Bed and Breakfast 4 star or the El Shaddai 0 star. <text:s/>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Both are in the cheap range and in the Centre. <text:s/>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. Can you try booking the El Shaddai for me fo Saturday for 2 people for 3 nights.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booking was successful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S8LZAB9P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with today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 that would be everything, thank you!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! Glad I could help. Enjoy your stay.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, I will. 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Good bye, thank you. <text:s/>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looking for a restaurant that serves Modern European food at a reasonable price. <text:s/>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Try riverside brasserie,</text:p>
          </table:table-cell>
          <table:table-cell office:value-type="string" calcext:value-type="string">
            <text:p>sugges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it is located at \tDoubletree by Hilton Cambridge Granta Place Mill Lane 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s that in the centre of town?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it moderately priced? <text:s/>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It is indeed in the Centre and moderately priced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Would you like me to book a table for you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just need the adress and post code. <text:s/>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 postcode is cb21rt and the address is Doubletree by Hilton Cambridge Granta Place Mill Lane,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ll that be all?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lso need to take a train on wednesday, leaving after 10:15. <text:s/>, 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ay, we have a LOT of trains leaving after that tim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hat is your starting point and destination?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From Leicester to Cambridge, please.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OK, the TR9776 leaves at 11:09 and arrives at 12:54, the cost is 37.80 pounds,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do you want me to book you?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 please book the train for 1 person and make sure you give me the reference number.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Ok, you are booked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our reference number is OYDBAUOS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The total is 37.79 GBP payable at the station . <text:s/>I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S there anything else I can help you with? , 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don't think so. That was everything. Thanks. Goodbye. <text:s/>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 you for using Cambridge TownInfo centre. 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lease consider us for your future travel needs. , 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'm looking for a hotel called the Leverton house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you help me find it? ,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Sure. It's located at 732-734 Newmarket Road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an I help you with anything else? , 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. I would like to book it for four nights, starting Sunday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ive people. <text:s/>, 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Will you be needed a reference number for the booking? , 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Yes, please give me the reference number. , 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Booking was successful! Your reference number is. PIKSVFZT , 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I am also looking for places to go in town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Maybe something in the south. <text:s/>, </text:p>
          </table:table-cell>
          <table:table-cell office:value-type="string" calcext:value-type="string">
            <text:p>request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ere are several places to go in the south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 text:c="2"/>Are you interested in cinema, entertainment, musuem, a nightclub, or perhaps something else. , 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How about a cinema? , 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Cineworld Cinema is a great place to visit.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It's located on the south side at cambridge leisure park, clifton way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 there anything else i can help you with?\t , 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Does it have an entrance fee? , 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That information is not available to me.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The phone number is 00872208000. <text:s/>, 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Okay I also need a taxi that will leave the attraction by 08:45. , 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t: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The car will be a yellow toyota and their number is 07865026456,</text:p>
          </table:table-cell>
          <table:table-cell office:value-type="string" calcext:value-type="string">
            <text:p>inform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is there anything else you need? , 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No, I think that will be all. Thank you for your help! , 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Thanks and enjoy your time ! , 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ient:</text:p>
          </table:table-cell>
          <table:table-cell/>
          <table:table-cell office:value-type="string" calcext:value-type="string">
            <text:p><text:s/>Thank you very much. <text:s/>, 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gent:</text:p>
          </table:table-cell>
          <table:table-cell/>
          <table:table-cell office:value-type="string" calcext:value-type="string">
            <text:p><text:s/>You're welcome. Have a great day! , 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8" office:value-type="string" calcext:value-type="string">
            <text:p>Dialogue Count</text:p>
          </table:table-cell>
          <table:table-cell table:style-name="ce10" table:formula="of:=COUNTIF([.A$1:.A964];&quot;1&quot;)" office:value-type="float" office:value="41" calcext:value-type="float">
            <text:p>41</text:p>
          </table:table-cell>
          <table:table-cell table:style-name="ce20" office:value-type="string" calcext:value-type="string">
            <text:p><text:s/>→ conteggio dialoghi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Turn Count</text:p>
          </table:table-cell>
          <table:table-cell table:style-name="ce10" table:formula="of:=COUNTIF([.A$1:.A964];&quot;*&quot;)" office:value-type="float" office:value="602" calcext:value-type="float">
            <text:p>602</text:p>
          </table:table-cell>
          <table:table-cell table:style-name="ce20" office:value-type="string" calcext:value-type="string">
            <text:p><text:s/>→ conteggio turni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Agent Turn Count</text:p>
          </table:table-cell>
          <table:table-cell table:style-name="ce11" table:formula="of:=COUNTIF([.C$1:.C964];&quot;Agent:&quot;)" office:value-type="float" office:value="301" calcext:value-type="float">
            <text:p>301</text:p>
          </table:table-cell>
          <table:table-cell table:style-name="ce20" office:value-type="string" calcext:value-type="string">
            <text:p><text:s/>→ conteggio turni dell’Agen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lient Turn Count</text:p>
          </table:table-cell>
          <table:table-cell table:style-name="ce12" table:formula="of:=COUNTIF([.C$1:.C964];&quot;Client:&quot;)" office:value-type="float" office:value="301" calcext:value-type="float">
            <text:p>301</text:p>
          </table:table-cell>
          <table:table-cell table:style-name="ce20" office:value-type="string" calcext:value-type="string">
            <text:p><text:s/>→ conteggio turni del Clien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Utterance Count</text:p>
          </table:table-cell>
          <table:table-cell table:style-name="ce12" table:formula="of:=ROWS([.A$1:.A963])" office:value-type="float" office:value="963" calcext:value-type="float">
            <text:p>963</text:p>
          </table:table-cell>
          <table:table-cell table:style-name="ce20" office:value-type="string" calcext:value-type="string">
            <text:p><text:s/>→ conteggio utteranc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20"/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Pro Utterance Count</text:p>
          </table:table-cell>
          <table:table-cell table:style-name="ce12" table:formula="of:=COUNTIF([.D$1:.D964];&quot;a:pro&quot;)+COUNTIF([.D$1:.D964];&quot;c:pro&quot;)" office:value-type="float" office:value="82" calcext:value-type="float">
            <text:p>82</text:p>
          </table:table-cell>
          <table:table-cell table:style-name="ce20" office:value-type="string" calcext:value-type="string">
            <text:p><text:s/>→ conteggio utterance proattiv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Agent Pro Count</text:p>
          </table:table-cell>
          <table:table-cell table:style-name="ce12" table:formula="of:=COUNTIF([.D$1:.D964];&quot;a:pro&quot;)" office:value-type="float" office:value="56" calcext:value-type="float">
            <text:p>56</text:p>
          </table:table-cell>
          <table:table-cell table:style-name="ce20" office:value-type="string" calcext:value-type="string">
            <text:p><text:s/>→ conteggio utterance proattive dell’agen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Client Pro Count</text:p>
          </table:table-cell>
          <table:table-cell table:style-name="ce12" table:formula="of:=COUNTIF([.D$1:.D964];&quot;c:pro&quot;)" office:value-type="float" office:value="26" calcext:value-type="float">
            <text:p>26</text:p>
          </table:table-cell>
          <table:table-cell table:style-name="ce20" office:value-type="string" calcext:value-type="string">
            <text:p><text:span text:style-name="T1"> → conteggio </text:span><text:span text:style-name="T2">utterance proattive</text:span> del clien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style-name="ce20"/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Pro Turn Count</text:p>
          </table:table-cell>
          <table:table-cell table:style-name="ce10" table:formula="of:=COUNTIF([.B$1:.B964];&quot;x&quot;)" office:value-type="float" office:value="66" calcext:value-type="float">
            <text:p>66</text:p>
          </table:table-cell>
          <table:table-cell table:style-name="ce20" office:value-type="string" calcext:value-type="string">
            <text:p><text:s/>→ conteggio turni proattivi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Pro Turn Rate</text:p>
          </table:table-cell>
          <table:table-cell table:style-name="ce13" table:formula="of:=[.D975]/[.D966]" office:value-type="float" office:value="0.109634551495017" calcext:value-type="float">
            <text:p>0.11</text:p>
          </table:table-cell>
          <table:table-cell table:style-name="ce20" office:value-type="string" calcext:value-type="string">
            <text:p><text:s/>→ tasso turni proattivi su turni totali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Pro Turn Pro Rate</text:p>
          </table:table-cell>
          <table:table-cell table:style-name="ce13" table:formula="of:=[.D971]/[.D975]" office:value-type="float" office:value="1.24242424242424" calcext:value-type="float">
            <text:p>1.24</text:p>
          </table:table-cell>
          <table:table-cell table:style-name="ce20" office:value-type="string" calcext:value-type="string">
            <text:p><text:s/>→ tasso utterance proattive in un turno proattiv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style-name="ce20"/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Failure Count</text:p>
          </table:table-cell>
          <table:table-cell table:style-name="ce12" table:formula="of:=COUNTIF([.D$1:.D964];&quot;fail*&quot;)" office:value-type="float" office:value="27" calcext:value-type="float">
            <text:p>27</text:p>
          </table:table-cell>
          <table:table-cell table:style-name="ce20" office:value-type="string" calcext:value-type="string">
            <text:p><text:s/>→ conteggio utterance di fai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Fail + pro Count</text:p>
          </table:table-cell>
          <table:table-cell table:style-name="ce12" table:formula="of:=COUNTIF([.D$1:.D964];&quot;fail + pro&quot;)" office:value-type="float" office:value="6" calcext:value-type="float">
            <text:p>6</text:p>
          </table:table-cell>
          <table:table-cell table:style-name="ce20" office:value-type="string" calcext:value-type="string">
            <text:p><text:s/>→ conteggio utterance di fail seguitie da utterance proattiv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Fail + pro Rate</text:p>
          </table:table-cell>
          <table:table-cell table:style-name="ce13" table:formula="of:=[.D980]/[.D979]" office:value-type="float" office:value="0.222222222222222" calcext:value-type="float">
            <text:p>0.22</text:p>
          </table:table-cell>
          <table:table-cell table:style-name="ce20" office:value-type="string" calcext:value-type="string">
            <text:p><text:s/>→ tasso utterance di fail seguite da utterance proattiv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orm Count</text:p>
          </table:table-cell>
          <table:table-cell table:formula="of:=COUNTIF([.F$1:.F964];&quot;inform&quot;)"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ggest Count</text:p>
          </table:table-cell>
          <table:table-cell table:formula="of:=COUNTIF([.F$1:.F964];&quot;suggest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ffer Count</text:p>
          </table:table-cell>
          <table:table-cell table:formula="of:=COUNTIF([.F$1:.F964];&quot;offer&quot;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>
            <text:p>Request Count</text:p>
          </table:table-cell>
          <table:table-cell table:style-name="ce11" table:formula="of:=COUNTIF([.F$1:.F964];&quot;request&quot;)" office:value-type="float" office:value="17" calcext:value-type="float">
            <text:p>17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ruct Count</text:p>
          </table:table-cell>
          <table:table-cell table:formula="of:=COUNTIF([.F$1:.F964];&quot;instruct&quot;)" office:value-type="float" office:value="2" calcext:value-type="float">
            <text:p>2</text:p>
          </table:table-cell>
          <table:table-cell table:style-name="ce11"/>
          <table:table-cell table:number-columns-repeated="9"/>
        </table:table-row>
        <table:table-row table:style-name="ro1" table:number-rows-repeated="10475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8:22:04.41945993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5:48:49.309364216</meta:creation-date>
    <dc:date>2022-03-08T18:23:23.286940805</dc:date>
    <meta:editing-duration>P5DT13H53M15S</meta:editing-duration>
    <meta:editing-cycles>37</meta:editing-cycles>
    <meta:generator>LibreOffice/6.1.5.2$Linux_X86_64 LibreOffice_project/10$Build-2</meta:generator>
    <meta:document-statistic meta:table-count="1" meta:cell-count="2489" meta:object-count="0"/>
  </office:meta>
</office:document-meta>
</file>